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true" fo:min-height="0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92cm" svg:height="2.939cm" svg:x="3.05cm" svg:y="6.871cm">
          <text:p text:style-name="P1"><text:span text:style-name="T1">Class WordCounter</text:span></text:p>
          <text:p text:style-name="P2"><text:span text:style-name="T2">Implements Analyzers</text:span></text:p>
          <text:p text:style-name="P2"><text:span text:style-name="T3">-HashMap&lt;String,Integer&gt; wordCount;</text:span></text:p>
          <text:p text:style-name="P3"><text:span text:style-name="T3">+void countWords(String wordString)</text:span></text:p>
          <text:p text:style-name="P3"><text:span text:style-name="T3">+void sortTopWord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264cm" svg:height="2.384cm" svg:x="1cm" svg:y="0.995cm">
          <text:p text:style-name="P1"><text:span text:style-name="T1">Class TextAnalyzer</text:span></text:p>
          <text:p text:style-name="P2"><text:span text:style-name="T4">-File analzyeFile</text:span></text:p>
          <text:p text:style-name="P2"><text:span text:style-name="T4"/></text:p>
          <text:p text:style-name="P2"><text:span text:style-name="T3">+void main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5.612cm" svg:height="2.939cm" svg:x="2.27cm" svg:y="13.382cm">
          <text:p text:style-name="P1"><text:span text:style-name="T1">Class FileReader</text:span></text:p>
          <text:p text:style-name="P2"><text:span text:style-name="T2">Implements Readers</text:span></text:p>
          <text:p text:style-name="P2"><text:span text:style-name="T3">-File textFile</text:span></text:p>
          <text:p text:style-name="P2"><text:span text:style-name="T3">-String fileContents</text:span></text:p>
          <text:p text:style-name="P3"><text:span text:style-name="T3">+void readFil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.377cm" svg:height="1.991cm" svg:x="3.857cm" svg:y="16.875cm">
          <text:p text:style-name="P1"><text:span text:style-name="T1">Class HTMLFileReader</text:span></text:p>
          <text:p text:style-name="P3"><text:span text:style-name="T2">Extends FileReader</text:span></text:p>
          <text:p text:style-name="P3"><text:span text:style-name="T3">+void readFil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5.819cm" svg:height="1.436cm" svg:x="1cm" svg:y="11.311cm">
          <text:p text:style-name="P1"><text:span text:style-name="T1">Interface Readers</text:span></text:p>
          <text:p text:style-name="P3"><text:span text:style-name="T3">+void readFil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.309cm" svg:height="1.436cm" svg:x="1cm" svg:y="4.961cm">
          <text:p text:style-name="P1"><text:span text:style-name="T1">Interface Analyzers</text:span></text:p>
          <text:p text:style-name="P3"><text:span text:style-name="T3">+void analyze(String analyzeString);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30T14:43:40.740000000</meta:creation-date>
    <dc:date>2021-02-05T14:58:06.798000000</dc:date>
    <meta:editing-duration>PT4H34M48S</meta:editing-duration>
    <meta:editing-cycles>7</meta:editing-cycles>
    <meta:generator>LibreOffice/7.0.1.2$Windows_X86_64 LibreOffice_project/7cbcfc562f6eb6708b5ff7d7397325de9e764452</meta:generator>
    <meta:document-statistic meta:object-count="6"/>
  </office:meta>
</office:document-meta>
</file>